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9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1cm" fo:break-before="auto" style:use-optimal-row-height="fals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qur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eencheArray(v,b,c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rt(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  return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preencheArray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[0] = <text:s/>(double)v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[1] = <text:s/>(double)b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[2] = <text:s/>(double)c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0::9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}</text:p>
            <text:p/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qurt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[0] = 0</text:p>
          </table:table-cell>
          <table:table-cell office:value-type="string" calcext:value-type="string">
            <text:p>Arquivo</text:p>
          </table:table-cell>
          <table:table-cell/>
        </table:table-row>
        <table:table-row table:style-name="ro1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/text:p>
          </table:table-cell>
          <table:table-cell table:number-columns-repeated="5"/>
          <table:table-cell office:value-type="string" calcext:value-type="string">
            <text:p>BBTimeMeasure_4.txt</text:p>
          </table:table-cell>
          <table:table-cell/>
        </table:table-row>
        <table:table-row table:style-name="ro1">
          <table:table-cell table:style-name="Default" office:value-type="string" calcext:value-type="string">
            <text:p>Basic Block qurt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2::0:::1</text:p>
          </table:table-cell>
          <table:table-cell office:value-type="string" calcext:value-type="string">
            <text:p>Lin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f(a[0] == 0.0) return(999)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3::10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2 = qurt_sqrt(qurt_fabs(d)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11</text:p>
          </table:table-cell>
          <table:table-cell office:value-type="string" calcext:value-type="string">
            <text:p>Lin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w2 = qurt_sqrt(qurt_fabs(d)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14</text:p>
          </table:table-cell>
          <table:table-cell office:value-type="string" calcext:value-type="string">
            <text:p>Li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f(d &gt; 0.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2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4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6</text:p>
          </table:table-cell>
          <table:table-cell office:value-type="string" calcext:value-type="string">
            <text:p>Lin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 = a[1]*a[1] - 4 * a[0] * a[2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::8</text:p>
          </table:table-cell>
          <table:table-cell office:value-type="string" calcext:value-type="string">
            <text:p>L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w1 = 2.0 * a[0]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1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5</text:p>
          </table:table-cell>
          <table:table-cell office:value-type="string" calcext:value-type="string">
            <text:p>Lin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flag = 1;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</table:table-row>
        <table:table-row table:style-name="ro1">
          <table:table-cell office:value-type="string" calcext:value-type="string">
            <text:p>bb15::1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x1[0] = (-a[1] + w2) / w1;</text:p>
          </table:table-cell>
          <table:table-cell table:number-columns-repeated="4"/>
          <table:table-cell office:value-type="string" calcext:value-type="string">
            <text:p>A[1]=-3</text:p>
          </table:table-cell>
          <table:table-cell/>
          <table:table-cell office:value-type="string" calcext:value-type="string">
            <text:p>BBTimeMeasure_3.txt</text:p>
          </table:table-cell>
        </table:table-row>
        <table:table-row table:style-name="ro1">
          <table:table-cell office:value-type="string" calcext:value-type="string">
            <text:p>bb15::10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x2[0] = (-a[1] - w2) / w1;</text:p>
          </table:table-cell>
          <table:table-cell table:number-columns-repeated="4"/>
          <table:table-cell office:value-type="string" calcext:value-type="string">
            <text:p>A[2]=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15::11</text:p>
          </table:table-cell>
          <table:table-cell office:value-type="string" calcext:value-type="string">
            <text:p>L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x2[1] = 0.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12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turn(0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12:::1</text:p>
          </table:table-cell>
          <table:table-cell office:value-type="string" calcext:value-type="string">
            <text:p>Lin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return(0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4</text:p>
          </table:table-cell>
          <table:table-cell office:value-type="string" calcext:value-type="string">
            <text:p>Li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x1[0] = (-a[1] + w2) / w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5</text:p>
          </table:table-cell>
          <table:table-cell office:value-type="string" calcext:value-type="string">
            <text:p>Lin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x1[1] = 0.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15::6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x2[0] = (-a[1] - w2) / w1;</text:p>
          </table:table-cell>
          <table:table-cell table:number-columns-repeated="4"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</table:table-row>
        <table:table-row table:style-name="ro1">
          <table:table-cell table:style-name="Default" office:value-type="string" calcext:value-type="string">
            <text:p>Basic Block qurt bb23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[1]=-3</text:p>
          </table:table-cell>
          <table:table-cell/>
          <table:table-cell office:value-type="string" calcext:value-type="string">
            <text:p>BBTimeMeasure_3.txt</text:p>
          </table:table-cell>
        </table:table-row>
        <table:table-row table:style-name="ro1">
          <table:table-cell table:style-name="ce2" office:value-type="string" calcext:value-type="string">
            <text:p>bb23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lse if(d == 0.0)</text:p>
          </table:table-cell>
          <table:table-cell table:style-name="ce2"/>
          <table:table-cell office:value-type="float" office:value="61" calcext:value-type="float">
            <text:p>61</text:p>
          </table:table-cell>
          <table:table-cell office:value-type="string" calcext:value-type="string">
            <text:p>Mesmo custo do IF do BB3</text:p>
          </table:table-cell>
          <table:table-cell/>
          <table:table-cell office:value-type="string" calcext:value-type="string">
            <text:p>A[2]=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qurt bb25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flag = 0;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A[0]=1</text:p>
          </table:table-cell>
          <table:table-cell/>
          <table:table-cell office:value-type="string" calcext:value-type="string">
            <text:p>Arquivo</text:p>
          </table:table-cell>
          <table:table-cell/>
        </table:table-row>
        <table:table-row table:style-name="ro1">
          <table:table-cell office:value-type="string" calcext:value-type="string">
            <text:p>bb25::1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x1[0] = -a[1] / w1;</text:p>
          </table:table-cell>
          <table:table-cell table:number-columns-repeated="3"/>
          <table:table-cell office:value-type="string" calcext:value-type="string">
            <text:p>A[1]=2</text:p>
          </table:table-cell>
          <table:table-cell/>
          <table:table-cell office:value-type="string" calcext:value-type="string">
            <text:p>BBTimeMeasure_5.txt</text:p>
          </table:table-cell>
          <table:table-cell/>
        </table:table-row>
        <table:table-row table:style-name="ro1">
          <table:table-cell office:value-type="string" calcext:value-type="string">
            <text:p>bb25::4</text:p>
          </table:table-cell>
          <table:table-cell office:value-type="string" calcext:value-type="string">
            <text:p>Lin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x1[0] = -a[1] / w1;</text:p>
          </table:table-cell>
          <table:table-cell table:number-columns-repeated="3"/>
          <table:table-cell office:value-type="string" calcext:value-type="string">
            <text:p>A[2]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5::5</text:p>
          </table:table-cell>
          <table:table-cell office:value-type="string" calcext:value-type="string">
            <text:p>L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x1[1] = 0.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6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x2[0] = x1[0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7</text:p>
          </table:table-cell>
          <table:table-cell office:value-type="string" calcext:value-type="string">
            <text:p>Li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x2[0] = x1[0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8</text:p>
          </table:table-cell>
          <table:table-cell office:value-type="string" calcext:value-type="string">
            <text:p>Lin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x2[1] = 0.0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9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eturn(0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25::9:::1</text:p>
          </table:table-cell>
          <table:table-cell office:value-type="string" calcext:value-type="string">
            <text:p>Li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return(0)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30</text:p>
          </table:table-cell>
          <table:table-cell office:value-type="string" calcext:value-type="string">
            <text:p>Lin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flag = -1;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Primeiro caso com d &lt;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30::1</text:p>
          </table:table-cell>
          <table:table-cell office:value-type="string" calcext:value-type="string">
            <text:p>Lin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w2 /= w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11</text:p>
          </table:table-cell>
          <table:table-cell office:value-type="string" calcext:value-type="string">
            <text:p>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x2[1] = -w2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12</text:p>
          </table:table-cell>
          <table:table-cell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turn(0)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3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x1[0] = -a[1] / w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6</text:p>
          </table:table-cell>
          <table:table-cell office:value-type="string" calcext:value-type="string">
            <text:p>Lin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x1[0] = -a[1] / w1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7</text:p>
          </table:table-cell>
          <table:table-cell office:value-type="string" calcext:value-type="string">
            <text:p>Li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x1[1] = w2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8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x2[0] = x1[0]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30::9</text:p>
          </table:table-cell>
          <table:table-cell office:value-type="string" calcext:value-type="string">
            <text:p>L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x2[0] = x1[0];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 bb37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3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  if (n &gt;= 0) f = n;</text:p>
            <text:p/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  if (n &gt;= 0) f = n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b1::1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  if (n &gt;= 0) f = n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  else f = -n;</text:p>
            <text:p/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fabs bb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  return f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1::1:::1</text:p>
          </table:table-cell>
          <table:table-cell office:value-type="string" calcext:value-type="string">
            <text:p>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  if (val == 0 ) x = 0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double x = val/10;</text:p>
            <text:p/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table:formula="of:=[.G74]+[.G75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2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_sqrt bb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>
            <text:p>bb4</text:p>
          </table:table-cell>
          <table:table-cell table:style-name="ce5" office:value-type="string" calcext:value-type="string">
            <text:p>Line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    for (i=1;i&lt;20;i++)</text:p>
            <text:p/>
          </table:table-cell>
          <table:table-cell table:style-name="ce5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qurt_sqrt bb6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6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/text:p>
          </table:table-cell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6::1::qurt_sqrt::bb20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b6::1::qurt_sqrt::bb20:::1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b6::1::qurt_sqrt::bb20:::2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f (!flag) {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Basic Block qurt_sqrt bb8</text:p>
          </table:table-cell>
          <table:table-cell table:style-name="Default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8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x = x + dx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0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::qurt_sqrt::bb19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b8::12::qurt_sqrt::bb19:::1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if (qurt_fabs(diff) &lt;= min_tol) flag = 1;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qurt_sqrt bb18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18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<text:s text:c="2"/>if (qurt_fabs(diff) &lt;= min_tol) flag = 1;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19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19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b19::1:::1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}</text:p>
          </table:table-cell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0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2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      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qurt_sqrt bb2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2"/>
          <table:table-cell office:value-type="string" calcext:value-type="string">
            <text:p>2 iteração do BB2: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21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1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2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bb21::2:::3</text:p>
          </table:table-cell>
          <table:table-cell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    for (i=1;i&lt;20;i++)</text:p>
            <text:p/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Basic Block qurt_sqrt bb24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bb24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return (x);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style-name="Default" table:number-columns-repeated="5"/>
          <table:table-cell table:number-columns-repeated="6"/>
        </table:table-row>
        <table:table-row table:style-name="ro2"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0:59:42.45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1-02T21:16:58.003000000</dc:date>
    <meta:editing-duration>PT15M22S</meta:editing-duration>
    <meta:editing-cycles>5</meta:editing-cycles>
    <meta:document-statistic meta:table-count="1" meta:cell-count="399" meta:object-count="0"/>
  </office:meta>
</office:document-meta>
</file>